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e9e5" officeooo:paragraph-rsid="0012e9e5"/>
    </style:style>
    <style:style style:name="P3" style:family="paragraph" style:parent-style-name="Standard">
      <style:paragraph-properties fo:text-align="end" style:justify-single-word="false"/>
      <style:text-properties officeooo:rsid="001534da" officeooo:paragraph-rsid="001534da"/>
    </style:style>
    <style:style style:name="P4" style:family="paragraph" style:parent-style-name="Standard">
      <style:paragraph-properties fo:text-align="end" style:justify-single-word="false"/>
      <style:text-properties officeooo:rsid="0016031d" officeooo:paragraph-rsid="00164687"/>
    </style:style>
    <style:style style:name="P5" style:family="paragraph" style:parent-style-name="Standard">
      <style:paragraph-properties fo:text-align="center" style:justify-single-word="false"/>
      <style:text-properties fo:font-size="16pt" officeooo:rsid="0012e9e5" officeooo:paragraph-rsid="0012e9e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e512f" officeooo:paragraph-rsid="002e512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cac15" officeooo:paragraph-rsid="001cac15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445f8d" officeooo:paragraph-rsid="00445f8d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445f8d" officeooo:paragraph-rsid="01096d9e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445f8d" officeooo:paragraph-rsid="00445f8d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445f8d" officeooo:paragraph-rsid="005161d6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445f8d" officeooo:paragraph-rsid="009002c8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445f8d" officeooo:paragraph-rsid="009052d2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445f8d" officeooo:paragraph-rsid="00a3bf72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445f8d" officeooo:paragraph-rsid="00ea449c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445f8d" officeooo:paragraph-rsid="00f0acf9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445f8d" officeooo:paragraph-rsid="00f56294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445f8d" officeooo:paragraph-rsid="00f66275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445f8d" officeooo:paragraph-rsid="00f82d2c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445f8d" officeooo:paragraph-rsid="00f9e9bd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445f8d" officeooo:paragraph-rsid="00fb96c1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445f8d" officeooo:paragraph-rsid="00fc5c80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445f8d" officeooo:paragraph-rsid="00fe2c8b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445f8d" officeooo:paragraph-rsid="00fee835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445f8d" officeooo:paragraph-rsid="01027ad0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445f8d" officeooo:paragraph-rsid="010845aa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445f8d" officeooo:paragraph-rsid="01096d9e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445f8d" officeooo:paragraph-rsid="013e2f48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d672ce" officeooo:paragraph-rsid="00d672ce" style:font-size-asian="14pt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6pt" officeooo:rsid="013e2f48" officeooo:paragraph-rsid="013e2f48" style:font-size-asian="14pt" style:font-size-complex="16pt"/>
    </style:style>
    <style:style style:name="P31" style:family="paragraph" style:parent-style-name="Standard">
      <style:paragraph-properties fo:text-align="center" style:justify-single-word="false"/>
      <style:text-properties fo:font-size="16pt" officeooo:rsid="013f296b" officeooo:paragraph-rsid="013f296b" style:font-size-asian="14pt" style:font-size-complex="16pt"/>
    </style:style>
    <style:style style:name="P32" style:family="paragraph" style:parent-style-name="Standard">
      <style:paragraph-properties fo:text-align="center" style:justify-single-word="false"/>
      <style:text-properties fo:font-size="16pt" officeooo:rsid="013f4f4a" officeooo:paragraph-rsid="013f4f4a" style:font-size-asian="14pt" style:font-size-complex="16pt"/>
    </style:style>
    <style:style style:name="P33" style:family="paragraph" style:parent-style-name="Standard">
      <style:paragraph-properties fo:text-align="center" style:justify-single-word="false"/>
      <style:text-properties fo:font-size="16pt" officeooo:rsid="01403683" officeooo:paragraph-rsid="01403683" style:font-size-asian="14pt" style:font-size-complex="16pt"/>
    </style:style>
    <style:style style:name="P34" style:family="paragraph" style:parent-style-name="Standard">
      <style:paragraph-properties fo:text-align="center" style:justify-single-word="false"/>
      <style:text-properties fo:font-size="16pt" officeooo:rsid="014225ce" officeooo:paragraph-rsid="014225ce" style:font-size-asian="14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size="16pt" officeooo:rsid="0146804b" officeooo:paragraph-rsid="0146804b" style:font-size-asian="14pt" style:font-size-complex="16pt"/>
    </style:style>
    <style:style style:name="P36" style:family="paragraph" style:parent-style-name="Standard">
      <style:paragraph-properties fo:text-align="center" style:justify-single-word="false"/>
      <style:text-properties fo:font-size="13pt" officeooo:rsid="001c2007" officeooo:paragraph-rsid="001c2007" style:font-size-asian="11.3500003814697pt" style:font-size-complex="13pt"/>
    </style:style>
    <style:style style:name="P37" style:family="paragraph" style:parent-style-name="Standard">
      <style:paragraph-properties fo:text-align="center" style:justify-single-word="false"/>
      <style:text-properties fo:font-size="13pt" officeooo:rsid="001cac15" officeooo:paragraph-rsid="001cac15" style:font-size-asian="11.3500003814697pt" style:font-size-complex="13pt"/>
    </style:style>
    <style:style style:name="P38" style:family="paragraph" style:parent-style-name="Standard">
      <style:paragraph-properties fo:text-align="justify" style:justify-single-word="false"/>
      <style:text-properties fo:font-size="13pt" officeooo:rsid="001cac15" officeooo:paragraph-rsid="001cac15" style:font-size-asian="11.3500003814697pt" style:font-size-complex="13pt"/>
    </style:style>
    <style:style style:name="P39" style:family="paragraph" style:parent-style-name="Standard">
      <style:paragraph-properties fo:text-align="justify" style:justify-single-word="false"/>
      <style:text-properties fo:font-size="13pt" officeooo:rsid="00264af5" officeooo:paragraph-rsid="00264af5" style:font-size-asian="11.3500003814697pt" style:font-size-complex="13pt"/>
    </style:style>
    <style:style style:name="P40" style:family="paragraph" style:parent-style-name="Standard">
      <style:paragraph-properties fo:text-align="center" style:justify-single-word="false"/>
      <style:text-properties fo:font-size="13pt" officeooo:rsid="002d1455" officeooo:paragraph-rsid="002d1455" style:font-size-asian="11.3500003814697pt" style:font-size-complex="13pt"/>
    </style:style>
    <style:style style:name="P41" style:family="paragraph" style:parent-style-name="Standard">
      <style:paragraph-properties fo:text-align="justify" style:justify-single-word="false"/>
      <style:text-properties fo:font-size="12pt" officeooo:rsid="001e0c92" officeooo:paragraph-rsid="001e0c92" style:font-size-asian="10.5pt" style:font-size-complex="12pt"/>
    </style:style>
    <style:style style:name="P42" style:family="paragraph" style:parent-style-name="Standard">
      <style:paragraph-properties fo:text-align="justify" style:justify-single-word="false"/>
      <style:text-properties fo:font-size="12pt" officeooo:rsid="001f3e07" officeooo:paragraph-rsid="001f3e07" style:font-size-asian="10.5pt" style:font-size-complex="12pt"/>
    </style:style>
    <style:style style:name="P43" style:family="paragraph" style:parent-style-name="Standard">
      <style:paragraph-properties fo:text-align="justify" style:justify-single-word="false"/>
      <style:text-properties fo:font-size="12pt" officeooo:rsid="00214b62" officeooo:paragraph-rsid="00214b62" style:font-size-asian="10.5pt" style:font-size-complex="12pt"/>
    </style:style>
    <style:style style:name="P44" style:family="paragraph" style:parent-style-name="Standard">
      <style:paragraph-properties fo:text-align="center" style:justify-single-word="false"/>
      <style:text-properties fo:font-size="12pt" officeooo:rsid="0024d7e5" officeooo:paragraph-rsid="0024d7e5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rsid="0024d7e5" officeooo:paragraph-rsid="0024d7e5" style:font-size-asian="10.5pt" style:font-size-complex="12pt"/>
    </style:style>
    <style:style style:name="P46" style:family="paragraph" style:parent-style-name="Standard">
      <style:paragraph-properties fo:text-align="start" style:justify-single-word="false"/>
      <style:text-properties fo:font-size="12pt" officeooo:rsid="002e512f" officeooo:paragraph-rsid="002e512f" style:font-size-asian="10.5pt" style:font-size-complex="12pt"/>
    </style:style>
    <style:style style:name="P47" style:family="paragraph" style:parent-style-name="Standard">
      <style:paragraph-properties fo:text-align="start" style:justify-single-word="false"/>
      <style:text-properties fo:font-size="12pt" officeooo:rsid="003266b4" officeooo:paragraph-rsid="0035d51c" style:font-size-asian="10.5pt" style:font-size-complex="12pt"/>
    </style:style>
    <style:style style:name="P48" style:family="paragraph" style:parent-style-name="Standard">
      <style:paragraph-properties fo:text-align="center" style:justify-single-word="false"/>
      <style:text-properties fo:font-size="12pt" officeooo:rsid="003266b4" officeooo:paragraph-rsid="0035d51c" style:font-size-asian="10.5pt" style:font-size-complex="12pt"/>
    </style:style>
    <style:style style:name="P49" style:family="paragraph" style:parent-style-name="Standard">
      <style:paragraph-properties fo:text-align="center" style:justify-single-word="false"/>
      <style:text-properties fo:font-size="12pt" officeooo:rsid="0037c3fc" officeooo:paragraph-rsid="0037c3fc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rsid="0047d84d" officeooo:paragraph-rsid="0047d84d" style:font-size-asian="10.5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officeooo:rsid="002d1455" officeooo:paragraph-rsid="002d1455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officeooo:rsid="001c2007" officeooo:paragraph-rsid="001c2007" style:font-size-asian="12pt" style:font-size-complex="12pt"/>
    </style:style>
    <style:style style:name="T1" style:family="text">
      <style:text-properties officeooo:rsid="00164687"/>
    </style:style>
    <style:style style:name="T2" style:family="text">
      <style:text-properties officeooo:rsid="00264af5"/>
    </style:style>
    <style:style style:name="T3" style:family="text">
      <style:text-properties officeooo:rsid="0026d977"/>
    </style:style>
    <style:style style:name="T4" style:family="text">
      <style:text-properties officeooo:rsid="002873e4"/>
    </style:style>
    <style:style style:name="T5" style:family="text">
      <style:text-properties officeooo:rsid="0029193e"/>
    </style:style>
    <style:style style:name="T6" style:family="text">
      <style:text-properties officeooo:rsid="002a3553"/>
    </style:style>
    <style:style style:name="T7" style:family="text">
      <style:text-properties officeooo:rsid="002b5a98"/>
    </style:style>
    <style:style style:name="T8" style:family="text">
      <style:text-properties officeooo:rsid="003302d1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48e945" style:font-size-asian="12pt" style:font-size-complex="12pt"/>
    </style:style>
    <style:style style:name="T11" style:family="text">
      <style:text-properties fo:font-size="12pt" officeooo:rsid="004be551" style:font-size-asian="12pt" style:font-size-complex="12pt"/>
    </style:style>
    <style:style style:name="T12" style:family="text">
      <style:text-properties fo:font-size="12pt" officeooo:rsid="004c8f33" style:font-size-asian="12pt" style:font-size-complex="12pt"/>
    </style:style>
    <style:style style:name="T13" style:family="text">
      <style:text-properties fo:font-size="12pt" officeooo:rsid="0050b9c8" style:font-size-asian="12pt" style:font-size-complex="12pt"/>
    </style:style>
    <style:style style:name="T14" style:family="text">
      <style:text-properties fo:font-size="12pt" officeooo:rsid="005360a6" style:font-size-asian="12pt" style:font-size-complex="12pt"/>
    </style:style>
    <style:style style:name="T15" style:family="text">
      <style:text-properties fo:font-size="12pt" officeooo:rsid="0053b335" style:font-size-asian="12pt" style:font-size-complex="12pt"/>
    </style:style>
    <style:style style:name="T16" style:family="text">
      <style:text-properties fo:font-size="12pt" officeooo:rsid="00548c1f" style:font-size-asian="12pt" style:font-size-complex="12pt"/>
    </style:style>
    <style:style style:name="T17" style:family="text">
      <style:text-properties fo:font-size="12pt" officeooo:rsid="0054ae40" style:font-size-asian="12pt" style:font-size-complex="12pt"/>
    </style:style>
    <style:style style:name="T18" style:family="text">
      <style:text-properties fo:font-size="12pt" officeooo:rsid="005a7736" style:font-size-asian="12pt" style:font-size-complex="12pt"/>
    </style:style>
    <style:style style:name="T19" style:family="text">
      <style:text-properties fo:font-size="12pt" officeooo:rsid="005c89fd" style:font-size-asian="12pt" style:font-size-complex="12pt"/>
    </style:style>
    <style:style style:name="T20" style:family="text">
      <style:text-properties fo:font-size="12pt" officeooo:rsid="005e10b3" style:font-size-asian="12pt" style:font-size-complex="12pt"/>
    </style:style>
    <style:style style:name="T21" style:family="text">
      <style:text-properties fo:font-size="12pt" officeooo:rsid="006081a0" style:font-size-asian="12pt" style:font-size-complex="12pt"/>
    </style:style>
    <style:style style:name="T22" style:family="text">
      <style:text-properties fo:font-size="12pt" officeooo:rsid="0063c075" style:font-size-asian="12pt" style:font-size-complex="12pt"/>
    </style:style>
    <style:style style:name="T23" style:family="text">
      <style:text-properties fo:font-size="12pt" officeooo:rsid="00646bf4" style:font-size-asian="12pt" style:font-size-complex="12pt"/>
    </style:style>
    <style:style style:name="T24" style:family="text">
      <style:text-properties fo:font-size="12pt" officeooo:rsid="0065ff70" style:font-size-asian="12pt" style:font-size-complex="12pt"/>
    </style:style>
    <style:style style:name="T25" style:family="text">
      <style:text-properties fo:font-size="12pt" officeooo:rsid="0067e42d" style:font-size-asian="12pt" style:font-size-complex="12pt"/>
    </style:style>
    <style:style style:name="T26" style:family="text">
      <style:text-properties fo:font-size="12pt" officeooo:rsid="00686a65" style:font-size-asian="12pt" style:font-size-complex="12pt"/>
    </style:style>
    <style:style style:name="T27" style:family="text">
      <style:text-properties fo:font-size="12pt" officeooo:rsid="006be6b0" style:font-size-asian="12pt" style:font-size-complex="12pt"/>
    </style:style>
    <style:style style:name="T28" style:family="text">
      <style:text-properties fo:font-size="12pt" officeooo:rsid="006d942d" style:font-size-asian="12pt" style:font-size-complex="12pt"/>
    </style:style>
    <style:style style:name="T29" style:family="text">
      <style:text-properties fo:font-size="12pt" officeooo:rsid="006dd686" style:font-size-asian="12pt" style:font-size-complex="12pt"/>
    </style:style>
    <style:style style:name="T30" style:family="text">
      <style:text-properties fo:font-size="12pt" officeooo:rsid="00700502" style:font-size-asian="12pt" style:font-size-complex="12pt"/>
    </style:style>
    <style:style style:name="T31" style:family="text">
      <style:text-properties fo:font-size="12pt" officeooo:rsid="0071b914" style:font-size-asian="12pt" style:font-size-complex="12pt"/>
    </style:style>
    <style:style style:name="T32" style:family="text">
      <style:text-properties fo:font-size="12pt" officeooo:rsid="00730347" style:font-size-asian="12pt" style:font-size-complex="12pt"/>
    </style:style>
    <style:style style:name="T33" style:family="text">
      <style:text-properties fo:font-size="12pt" officeooo:rsid="00747a6c" style:font-size-asian="12pt" style:font-size-complex="12pt"/>
    </style:style>
    <style:style style:name="T34" style:family="text">
      <style:text-properties fo:font-size="12pt" officeooo:rsid="0076714d" style:font-size-asian="12pt" style:font-size-complex="12pt"/>
    </style:style>
    <style:style style:name="T35" style:family="text">
      <style:text-properties fo:font-size="12pt" officeooo:rsid="00774d69" style:font-size-asian="12pt" style:font-size-complex="12pt"/>
    </style:style>
    <style:style style:name="T36" style:family="text">
      <style:text-properties fo:font-size="12pt" officeooo:rsid="00794600" style:font-size-asian="12pt" style:font-size-complex="12pt"/>
    </style:style>
    <style:style style:name="T37" style:family="text">
      <style:text-properties fo:font-size="12pt" officeooo:rsid="007a7c3a" style:font-size-asian="12pt" style:font-size-complex="12pt"/>
    </style:style>
    <style:style style:name="T38" style:family="text">
      <style:text-properties fo:font-size="12pt" officeooo:rsid="007d1188" style:font-size-asian="12pt" style:font-size-complex="12pt"/>
    </style:style>
    <style:style style:name="T39" style:family="text">
      <style:text-properties fo:font-size="12pt" officeooo:rsid="008023da" style:font-size-asian="12pt" style:font-size-complex="12pt"/>
    </style:style>
    <style:style style:name="T40" style:family="text">
      <style:text-properties fo:font-size="12pt" officeooo:rsid="0080e26b" style:font-size-asian="12pt" style:font-size-complex="12pt"/>
    </style:style>
    <style:style style:name="T41" style:family="text">
      <style:text-properties fo:font-size="12pt" officeooo:rsid="008372f1" style:font-size-asian="12pt" style:font-size-complex="12pt"/>
    </style:style>
    <style:style style:name="T42" style:family="text">
      <style:text-properties fo:font-size="12pt" officeooo:rsid="0084a6e1" style:font-size-asian="12pt" style:font-size-complex="12pt"/>
    </style:style>
    <style:style style:name="T43" style:family="text">
      <style:text-properties fo:font-size="12pt" officeooo:rsid="00869c73" style:font-size-asian="12pt" style:font-size-complex="12pt"/>
    </style:style>
    <style:style style:name="T44" style:family="text">
      <style:text-properties fo:font-size="12pt" officeooo:rsid="008872ae" style:font-size-asian="12pt" style:font-size-complex="12pt"/>
    </style:style>
    <style:style style:name="T45" style:family="text">
      <style:text-properties fo:font-size="12pt" officeooo:rsid="008a293f" style:font-size-asian="12pt" style:font-size-complex="12pt"/>
    </style:style>
    <style:style style:name="T46" style:family="text">
      <style:text-properties fo:font-size="12pt" officeooo:rsid="008c3a4d" style:font-size-asian="12pt" style:font-size-complex="12pt"/>
    </style:style>
    <style:style style:name="T47" style:family="text">
      <style:text-properties fo:font-size="12pt" officeooo:rsid="008e8f80" style:font-size-asian="12pt" style:font-size-complex="12pt"/>
    </style:style>
    <style:style style:name="T48" style:family="text">
      <style:text-properties fo:font-size="12pt" officeooo:rsid="008f6355" style:font-size-asian="12pt" style:font-size-complex="12pt"/>
    </style:style>
    <style:style style:name="T49" style:family="text">
      <style:text-properties fo:font-size="12pt" officeooo:rsid="009002c8" style:font-size-asian="12pt" style:font-size-complex="12pt"/>
    </style:style>
    <style:style style:name="T50" style:family="text">
      <style:text-properties fo:font-size="12pt" officeooo:rsid="009052d2" style:font-size-asian="12pt" style:font-size-complex="12pt"/>
    </style:style>
    <style:style style:name="T51" style:family="text">
      <style:text-properties fo:font-size="12pt" officeooo:rsid="009058e7" style:font-size-asian="12pt" style:font-size-complex="12pt"/>
    </style:style>
    <style:style style:name="T52" style:family="text">
      <style:text-properties fo:font-size="12pt" officeooo:rsid="00968749" style:font-size-asian="12pt" style:font-size-complex="12pt"/>
    </style:style>
    <style:style style:name="T53" style:family="text">
      <style:text-properties fo:font-size="12pt" officeooo:rsid="0098cbef" style:font-size-asian="12pt" style:font-size-complex="12pt"/>
    </style:style>
    <style:style style:name="T54" style:family="text">
      <style:text-properties fo:font-size="12pt" officeooo:rsid="0098dff0" style:font-size-asian="12pt" style:font-size-complex="12pt"/>
    </style:style>
    <style:style style:name="T55" style:family="text">
      <style:text-properties fo:font-size="12pt" officeooo:rsid="009ad8b5" style:font-size-asian="12pt" style:font-size-complex="12pt"/>
    </style:style>
    <style:style style:name="T56" style:family="text">
      <style:text-properties fo:font-size="12pt" officeooo:rsid="009baec7" style:font-size-asian="12pt" style:font-size-complex="12pt"/>
    </style:style>
    <style:style style:name="T57" style:family="text">
      <style:text-properties fo:font-size="12pt" officeooo:rsid="009d1ceb" style:font-size-asian="12pt" style:font-size-complex="12pt"/>
    </style:style>
    <style:style style:name="T58" style:family="text">
      <style:text-properties fo:font-size="12pt" officeooo:rsid="009ef674" style:font-size-asian="12pt" style:font-size-complex="12pt"/>
    </style:style>
    <style:style style:name="T59" style:family="text">
      <style:text-properties fo:font-size="12pt" officeooo:rsid="009ff859" style:font-size-asian="12pt" style:font-size-complex="12pt"/>
    </style:style>
    <style:style style:name="T60" style:family="text">
      <style:text-properties fo:font-size="12pt" officeooo:rsid="00a0b574" style:font-size-asian="12pt" style:font-size-complex="12pt"/>
    </style:style>
    <style:style style:name="T61" style:family="text">
      <style:text-properties fo:font-size="12pt" officeooo:rsid="00a3b487" style:font-size-asian="12pt" style:font-size-complex="12pt"/>
    </style:style>
    <style:style style:name="T62" style:family="text">
      <style:text-properties fo:font-size="12pt" officeooo:rsid="00a3bf72" style:font-size-asian="12pt" style:font-size-complex="12pt"/>
    </style:style>
    <style:style style:name="T63" style:family="text">
      <style:text-properties fo:font-size="12pt" officeooo:rsid="00a55e81" style:font-size-asian="12pt" style:font-size-complex="12pt"/>
    </style:style>
    <style:style style:name="T64" style:family="text">
      <style:text-properties fo:font-size="12pt" officeooo:rsid="00a764c0" style:font-size-asian="12pt" style:font-size-complex="12pt"/>
    </style:style>
    <style:style style:name="T65" style:family="text">
      <style:text-properties fo:font-size="12pt" officeooo:rsid="00a78a6e" style:font-size-asian="12pt" style:font-size-complex="12pt"/>
    </style:style>
    <style:style style:name="T66" style:family="text">
      <style:text-properties fo:font-size="12pt" officeooo:rsid="00a8e8a3" style:font-size-asian="12pt" style:font-size-complex="12pt"/>
    </style:style>
    <style:style style:name="T67" style:family="text">
      <style:text-properties fo:font-size="12pt" officeooo:rsid="00aa72ff" style:font-size-asian="12pt" style:font-size-complex="12pt"/>
    </style:style>
    <style:style style:name="T68" style:family="text">
      <style:text-properties fo:font-size="12pt" officeooo:rsid="00af1451" style:font-size-asian="12pt" style:font-size-complex="12pt"/>
    </style:style>
    <style:style style:name="T69" style:family="text">
      <style:text-properties fo:font-size="12pt" officeooo:rsid="00afbbf8" style:font-size-asian="12pt" style:font-size-complex="12pt"/>
    </style:style>
    <style:style style:name="T70" style:family="text">
      <style:text-properties fo:font-size="12pt" officeooo:rsid="00b02e81" style:font-size-asian="12pt" style:font-size-complex="12pt"/>
    </style:style>
    <style:style style:name="T71" style:family="text">
      <style:text-properties fo:font-size="12pt" officeooo:rsid="00b30511" style:font-size-asian="12pt" style:font-size-complex="12pt"/>
    </style:style>
    <style:style style:name="T72" style:family="text">
      <style:text-properties fo:font-size="12pt" officeooo:rsid="00b4f91b" style:font-size-asian="12pt" style:font-size-complex="12pt"/>
    </style:style>
    <style:style style:name="T73" style:family="text">
      <style:text-properties fo:font-size="12pt" officeooo:rsid="00b58c1d" style:font-size-asian="12pt" style:font-size-complex="12pt"/>
    </style:style>
    <style:style style:name="T74" style:family="text">
      <style:text-properties fo:font-size="12pt" officeooo:rsid="00b62a72" style:font-size-asian="12pt" style:font-size-complex="12pt"/>
    </style:style>
    <style:style style:name="T75" style:family="text">
      <style:text-properties fo:font-size="12pt" officeooo:rsid="00b8a53a" style:font-size-asian="12pt" style:font-size-complex="12pt"/>
    </style:style>
    <style:style style:name="T76" style:family="text">
      <style:text-properties fo:font-size="12pt" officeooo:rsid="00b94ac0" style:font-size-asian="12pt" style:font-size-complex="12pt"/>
    </style:style>
    <style:style style:name="T77" style:family="text">
      <style:text-properties fo:font-size="12pt" officeooo:rsid="00ba6a34" style:font-size-asian="12pt" style:font-size-complex="12pt"/>
    </style:style>
    <style:style style:name="T78" style:family="text">
      <style:text-properties fo:font-size="12pt" officeooo:rsid="00bb2806" style:font-size-asian="12pt" style:font-size-complex="12pt"/>
    </style:style>
    <style:style style:name="T79" style:family="text">
      <style:text-properties fo:font-size="12pt" officeooo:rsid="00bd49ef" style:font-size-asian="12pt" style:font-size-complex="12pt"/>
    </style:style>
    <style:style style:name="T80" style:family="text">
      <style:text-properties fo:font-size="12pt" officeooo:rsid="00bed799" style:font-size-asian="12pt" style:font-size-complex="12pt"/>
    </style:style>
    <style:style style:name="T81" style:family="text">
      <style:text-properties fo:font-size="12pt" officeooo:rsid="00c0a4a9" style:font-size-asian="12pt" style:font-size-complex="12pt"/>
    </style:style>
    <style:style style:name="T82" style:family="text">
      <style:text-properties fo:font-size="12pt" officeooo:rsid="00c41d26" style:font-size-asian="12pt" style:font-size-complex="12pt"/>
    </style:style>
    <style:style style:name="T83" style:family="text">
      <style:text-properties fo:font-size="12pt" officeooo:rsid="00c565ec" style:font-size-asian="12pt" style:font-size-complex="12pt"/>
    </style:style>
    <style:style style:name="T84" style:family="text">
      <style:text-properties fo:font-size="12pt" officeooo:rsid="00c58a84" style:font-size-asian="12pt" style:font-size-complex="12pt"/>
    </style:style>
    <style:style style:name="T85" style:family="text">
      <style:text-properties fo:font-size="12pt" officeooo:rsid="00c70b76" style:font-size-asian="12pt" style:font-size-complex="12pt"/>
    </style:style>
    <style:style style:name="T86" style:family="text">
      <style:text-properties fo:font-size="12pt" officeooo:rsid="00cbd3e6" style:font-size-asian="12pt" style:font-size-complex="12pt"/>
    </style:style>
    <style:style style:name="T87" style:family="text">
      <style:text-properties fo:font-size="12pt" officeooo:rsid="00cd88f4" style:font-size-asian="12pt" style:font-size-complex="12pt"/>
    </style:style>
    <style:style style:name="T88" style:family="text">
      <style:text-properties fo:font-size="12pt" officeooo:rsid="00d0b3e6" style:font-size-asian="12pt" style:font-size-complex="12pt"/>
    </style:style>
    <style:style style:name="T89" style:family="text">
      <style:text-properties fo:font-size="12pt" officeooo:rsid="00d31a03" style:font-size-asian="12pt" style:font-size-complex="12pt"/>
    </style:style>
    <style:style style:name="T90" style:family="text">
      <style:text-properties fo:font-size="12pt" officeooo:rsid="00d784c7" style:font-size-asian="12pt" style:font-size-complex="12pt"/>
    </style:style>
    <style:style style:name="T91" style:family="text">
      <style:text-properties fo:font-size="12pt" officeooo:rsid="00d97288" style:font-size-asian="12pt" style:font-size-complex="12pt"/>
    </style:style>
    <style:style style:name="T92" style:family="text">
      <style:text-properties fo:font-size="12pt" officeooo:rsid="00dacfce" style:font-size-asian="12pt" style:font-size-complex="12pt"/>
    </style:style>
    <style:style style:name="T93" style:family="text">
      <style:text-properties fo:font-size="12pt" officeooo:rsid="00dcbf5e" style:font-size-asian="12pt" style:font-size-complex="12pt"/>
    </style:style>
    <style:style style:name="T94" style:family="text">
      <style:text-properties fo:font-size="12pt" officeooo:rsid="00de272a" style:font-size-asian="12pt" style:font-size-complex="12pt"/>
    </style:style>
    <style:style style:name="T95" style:family="text">
      <style:text-properties fo:font-size="12pt" officeooo:rsid="00dee081" style:font-size-asian="12pt" style:font-size-complex="12pt"/>
    </style:style>
    <style:style style:name="T96" style:family="text">
      <style:text-properties fo:font-size="12pt" officeooo:rsid="00e28f2e" style:font-size-asian="12pt" style:font-size-complex="12pt"/>
    </style:style>
    <style:style style:name="T97" style:family="text">
      <style:text-properties fo:font-size="12pt" officeooo:rsid="00e924e3" style:font-size-asian="12pt" style:font-size-complex="12pt"/>
    </style:style>
    <style:style style:name="T98" style:family="text">
      <style:text-properties fo:font-size="12pt" officeooo:rsid="00ea449c" style:font-size-asian="12pt" style:font-size-complex="12pt"/>
    </style:style>
    <style:style style:name="T99" style:family="text">
      <style:text-properties fo:font-size="12pt" officeooo:rsid="00ebf2d7" style:font-size-asian="12pt" style:font-size-complex="12pt"/>
    </style:style>
    <style:style style:name="T100" style:family="text">
      <style:text-properties fo:font-size="12pt" officeooo:rsid="00ee74b2" style:font-size-asian="12pt" style:font-size-complex="12pt"/>
    </style:style>
    <style:style style:name="T101" style:family="text">
      <style:text-properties fo:font-size="12pt" officeooo:rsid="00f0acf9" style:font-size-asian="12pt" style:font-size-complex="12pt"/>
    </style:style>
    <style:style style:name="T102" style:family="text">
      <style:text-properties fo:font-size="12pt" officeooo:rsid="00f4b4fb" style:font-size-asian="12pt" style:font-size-complex="12pt"/>
    </style:style>
    <style:style style:name="T103" style:family="text">
      <style:text-properties fo:font-size="12pt" officeooo:rsid="00f56294" style:font-size-asian="12pt" style:font-size-complex="12pt"/>
    </style:style>
    <style:style style:name="T104" style:family="text">
      <style:text-properties fo:font-size="12pt" officeooo:rsid="00f75d75" style:font-size-asian="12pt" style:font-size-complex="12pt"/>
    </style:style>
    <style:style style:name="T105" style:family="text">
      <style:text-properties fo:font-size="12pt" officeooo:rsid="00f9e9bd" style:font-size-asian="12pt" style:font-size-complex="12pt"/>
    </style:style>
    <style:style style:name="T106" style:family="text">
      <style:text-properties fo:font-size="12pt" officeooo:rsid="00fb567d" style:font-size-asian="12pt" style:font-size-complex="12pt"/>
    </style:style>
    <style:style style:name="T107" style:family="text">
      <style:text-properties fo:font-size="12pt" officeooo:rsid="00fb6cb0" style:font-size-asian="12pt" style:font-size-complex="12pt"/>
    </style:style>
    <style:style style:name="T108" style:family="text">
      <style:text-properties fo:font-size="12pt" officeooo:rsid="00fb96c1" style:font-size-asian="12pt" style:font-size-complex="12pt"/>
    </style:style>
    <style:style style:name="T109" style:family="text">
      <style:text-properties fo:font-size="12pt" officeooo:rsid="00fc5c80" style:font-size-asian="12pt" style:font-size-complex="12pt"/>
    </style:style>
    <style:style style:name="T110" style:family="text">
      <style:text-properties fo:font-size="12pt" officeooo:rsid="00fe2c8b" style:font-size-asian="12pt" style:font-size-complex="12pt"/>
    </style:style>
    <style:style style:name="T111" style:family="text">
      <style:text-properties fo:font-size="12pt" officeooo:rsid="01027ad0" style:font-size-asian="12pt" style:font-size-complex="12pt"/>
    </style:style>
    <style:style style:name="T112" style:family="text">
      <style:text-properties fo:font-size="12pt" officeooo:rsid="010478ab" style:font-size-asian="12pt" style:font-size-complex="12pt"/>
    </style:style>
    <style:style style:name="T113" style:family="text">
      <style:text-properties fo:font-size="12pt" officeooo:rsid="0104cf02" style:font-size-asian="12pt" style:font-size-complex="12pt"/>
    </style:style>
    <style:style style:name="T114" style:family="text">
      <style:text-properties fo:font-size="12pt" officeooo:rsid="0106c689" style:font-size-asian="12pt" style:font-size-complex="12pt"/>
    </style:style>
    <style:style style:name="T115" style:family="text">
      <style:text-properties fo:font-size="12pt" officeooo:rsid="010845aa" style:font-size-asian="12pt" style:font-size-complex="12pt"/>
    </style:style>
    <style:style style:name="T116" style:family="text">
      <style:text-properties fo:font-size="12pt" officeooo:rsid="010aac1d" style:font-size-asian="12pt" style:font-size-complex="12pt"/>
    </style:style>
    <style:style style:name="T117" style:family="text">
      <style:text-properties fo:font-size="12pt" officeooo:rsid="010b7648" style:font-size-asian="12pt" style:font-size-complex="12pt"/>
    </style:style>
    <style:style style:name="T118" style:family="text">
      <style:text-properties fo:font-size="12pt" officeooo:rsid="010d652b" style:font-size-asian="12pt" style:font-size-complex="12pt"/>
    </style:style>
    <style:style style:name="T119" style:family="text">
      <style:text-properties fo:font-size="12pt" officeooo:rsid="010f0562" style:font-size-asian="12pt" style:font-size-complex="12pt"/>
    </style:style>
    <style:style style:name="T120" style:family="text">
      <style:text-properties fo:font-size="12pt" officeooo:rsid="010f4148" style:font-size-asian="12pt" style:font-size-complex="12pt"/>
    </style:style>
    <style:style style:name="T121" style:family="text">
      <style:text-properties fo:font-size="12pt" officeooo:rsid="01161fd4" style:font-size-asian="12pt" style:font-size-complex="12pt"/>
    </style:style>
    <style:style style:name="T122" style:family="text">
      <style:text-properties fo:font-size="12pt" officeooo:rsid="0116ab6d" style:font-size-asian="12pt" style:font-size-complex="12pt"/>
    </style:style>
    <style:style style:name="T123" style:family="text">
      <style:text-properties fo:font-size="12pt" officeooo:rsid="01184c2a" style:font-size-asian="12pt" style:font-size-complex="12pt"/>
    </style:style>
    <style:style style:name="T124" style:family="text">
      <style:text-properties fo:font-size="12pt" officeooo:rsid="011d38e7" style:font-size-asian="12pt" style:font-size-complex="12pt"/>
    </style:style>
    <style:style style:name="T125" style:family="text">
      <style:text-properties fo:font-size="12pt" officeooo:rsid="011defc6" style:font-size-asian="12pt" style:font-size-complex="12pt"/>
    </style:style>
    <style:style style:name="T126" style:family="text">
      <style:text-properties fo:font-size="12pt" officeooo:rsid="011f2911" style:font-size-asian="12pt" style:font-size-complex="12pt"/>
    </style:style>
    <style:style style:name="T127" style:family="text">
      <style:text-properties fo:font-size="12pt" officeooo:rsid="012296f3" style:font-size-asian="12pt" style:font-size-complex="12pt"/>
    </style:style>
    <style:style style:name="T128" style:family="text">
      <style:text-properties fo:font-size="12pt" officeooo:rsid="01230841" style:font-size-asian="12pt" style:font-size-complex="12pt"/>
    </style:style>
    <style:style style:name="T129" style:family="text">
      <style:text-properties fo:font-size="12pt" officeooo:rsid="0124cc73" style:font-size-asian="12pt" style:font-size-complex="12pt"/>
    </style:style>
    <style:style style:name="T130" style:family="text">
      <style:text-properties fo:font-size="12pt" officeooo:rsid="0126307b" style:font-size-asian="12pt" style:font-size-complex="12pt"/>
    </style:style>
    <style:style style:name="T131" style:family="text">
      <style:text-properties fo:font-size="12pt" officeooo:rsid="01281dbd" style:font-size-asian="12pt" style:font-size-complex="12pt"/>
    </style:style>
    <style:style style:name="T132" style:family="text">
      <style:text-properties fo:font-size="12pt" officeooo:rsid="0128e074" style:font-size-asian="12pt" style:font-size-complex="12pt"/>
    </style:style>
    <style:style style:name="T133" style:family="text">
      <style:text-properties fo:font-size="12pt" officeooo:rsid="012df48b" style:font-size-asian="12pt" style:font-size-complex="12pt"/>
    </style:style>
    <style:style style:name="T134" style:family="text">
      <style:text-properties fo:font-size="12pt" officeooo:rsid="0130e03a" style:font-size-asian="12pt" style:font-size-complex="12pt"/>
    </style:style>
    <style:style style:name="T135" style:family="text">
      <style:text-properties fo:font-size="12pt" officeooo:rsid="0131415c" style:font-size-asian="12pt" style:font-size-complex="12pt"/>
    </style:style>
    <style:style style:name="T136" style:family="text">
      <style:text-properties fo:font-size="12pt" officeooo:rsid="01328403" style:font-size-asian="12pt" style:font-size-complex="12pt"/>
    </style:style>
    <style:style style:name="T137" style:family="text">
      <style:text-properties fo:font-size="12pt" officeooo:rsid="01355a4e" style:font-size-asian="12pt" style:font-size-complex="12pt"/>
    </style:style>
    <style:style style:name="T138" style:family="text">
      <style:text-properties fo:font-size="12pt" officeooo:rsid="0136bd59" style:font-size-asian="12pt" style:font-size-complex="12pt"/>
    </style:style>
    <style:style style:name="T139" style:family="text">
      <style:text-properties fo:font-size="12pt" officeooo:rsid="013733bd" style:font-size-asian="12pt" style:font-size-complex="12pt"/>
    </style:style>
    <style:style style:name="T140" style:family="text">
      <style:text-properties fo:font-size="12pt" officeooo:rsid="01376bae" style:font-size-asian="12pt" style:font-size-complex="12pt"/>
    </style:style>
    <style:style style:name="T141" style:family="text">
      <style:text-properties fo:font-size="12pt" officeooo:rsid="0138ea40" style:font-size-asian="12pt" style:font-size-complex="12pt"/>
    </style:style>
    <style:style style:name="T142" style:family="text">
      <style:text-properties fo:font-size="12pt" officeooo:rsid="01396145" style:font-size-asian="12pt" style:font-size-complex="12pt"/>
    </style:style>
    <style:style style:name="T143" style:family="text">
      <style:text-properties fo:font-size="12pt" officeooo:rsid="013a2b32" style:font-size-asian="12pt" style:font-size-complex="12pt"/>
    </style:style>
    <style:style style:name="T144" style:family="text">
      <style:text-properties fo:font-size="12pt" officeooo:rsid="013abd4b" style:font-size-asian="12pt" style:font-size-complex="12pt"/>
    </style:style>
    <style:style style:name="T145" style:family="text">
      <style:text-properties fo:font-size="12pt" style:text-underline-style="none" officeooo:rsid="0112f63f" style:font-size-asian="12pt" style:font-size-complex="12pt"/>
    </style:style>
    <style:style style:name="T146" style:family="text">
      <style:text-properties fo:font-size="12pt" style:text-underline-style="none" officeooo:rsid="0098dff0" style:font-size-asian="12pt" style:font-size-complex="12pt"/>
    </style:style>
    <style:style style:name="T147" style:family="text">
      <style:text-properties officeooo:rsid="004f0d14"/>
    </style:style>
    <style:style style:name="T148" style:family="text">
      <style:text-properties officeooo:rsid="014409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rique Kessler Martíne<text:span text:style-name="T1">z</text:span></text:p>
      <text:p text:style-name="P3">Juan Jesús Herrero Navarro</text:p>
      <text:p text:style-name="P4">GRUPO 1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5">DOCUMENTO </text:p>
      <text:p text:style-name="P5">DE </text:p>
      <text:p text:style-name="P5">DISEÑ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2"/>
      <text:p text:style-name="P52">1</text:p>
      <text:p text:style-name="P36"><text:soft-page-break/></text:p>
      <text:p text:style-name="P7"><text:span text:style-name="T2">Í</text:span>NDICE</text:p>
      <text:p text:style-name="P37"/>
      <text:p text:style-name="P38"/>
      <text:p text:style-name="P39"/>
      <text:p text:style-name="P39"/>
      <text:p text:style-name="P39"/>
      <text:p text:style-name="P39"/>
      <text:p text:style-name="P39"/>
      <text:p text:style-name="P39">Índice ……………………………………………………………………... <text:span text:style-name="T3">2</text:span></text:p>
      <text:p text:style-name="P39"/>
      <text:p text:style-name="P41">Introducción …………………………………………………………………….. <text:span text:style-name="T4">3</text:span></text:p>
      <text:p text:style-name="P41"/>
      <text:p text:style-name="P42">Formato de los mensajes ………………………………………………………... <text:span text:style-name="T5">4, 5, 6, 7</text:span></text:p>
      <text:p text:style-name="P42"/>
      <text:p text:style-name="P43">Autómatas ……………………………………………………………………… <text:span text:style-name="T148">8, </text:span></text:p>
      <text:p text:style-name="P43"/>
      <text:p text:style-name="P45">Conclusiones ……………………………………………………………………. <text:span text:style-name="T7"><text:s/></text:span></text:p>
      <text:p text:style-name="P4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1">2</text:p>
      <text:p text:style-name="P40"><text:soft-page-break/></text:p>
      <text:p text:style-name="P40"/>
      <text:p text:style-name="P6">INTRODUCCIÓN</text:p>
      <text:p text:style-name="P6"/>
      <text:p text:style-name="P6"/>
      <text:p text:style-name="P6"/>
      <text:p text:style-name="P46"/>
      <text:p text:style-name="P47">Este es el documento de diseño de nuestro proyecto de Protocolo de Chat. <text:span text:style-name="T8">Además de las mínimas implementaciones, hemos decidido implementar las mejoras: Obtener el historial de mensajes de los usuarios de una sala, tener la posibilidad de renombrar una sala, y por último, notificar entradas y salidas de las salas de los usuarios.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9">3</text:p>
      <text:p text:style-name="P48"><text:soft-page-break/></text:p>
      <text:p text:style-name="P8">FORMATO DE LOS MENSAJES</text:p>
      <text:p text:style-name="P8"/>
      <text:p text:style-name="P8"/>
      <text:p text:style-name="P8"/>
      <text:p text:style-name="P50">Este es un resumen de los formatos utilizados para todos los mensajes de conexión entre los distintos módulos implementados (Servidor, cliente y directorio). <text:s/><text:span text:style-name="T147">Visto que estamos utilizando el formato FV, usamos:</text:span></text:p>
      <text:p text:style-name="P8"/>
      <text:p text:style-name="P11"><text:span text:style-name="T9">- </text:span><text:span text:style-name="T12">Quit</text:span><text:span text:style-name="T10">:</text:span></text:p>
      <text:p text:style-name="P11"><text:span text:style-name="T10"><text:tab/></text:span><text:span text:style-name="T15">O</text:span><text:span text:style-name="T13">peration: </text:span><text:span text:style-name="T14">quit\n</text:span></text:p>
      <text:p text:style-name="P11"><text:span text:style-name="T14"><text:tab/></text:span><text:span text:style-name="T16">\n</text:span></text:p>
      <text:p text:style-name="P11"><text:span text:style-name="T16"/></text:p>
      <text:p text:style-name="P11"><text:span text:style-name="T16"><text:tab/></text:span><text:span text:style-name="T17">Esta instrucción utiliza un formato simple solo incluyendo el Opcode, de forma que contiene un byte de información donde está almacenado el Opcode.</text:span></text:p>
      <text:p text:style-name="P10"><text:span text:style-name="T11"/></text:p>
      <text:p text:style-name="P10"><text:span text:style-name="T11">- </text:span><text:span text:style-name="T18">Nick:</text:span></text:p>
      <text:p text:style-name="P10"><text:span text:style-name="T18"><text:tab/></text:span><text:span text:style-name="T19">Operation: nick</text:span><text:span text:style-name="T20">\n</text:span></text:p>
      <text:p text:style-name="P10"><text:span text:style-name="T20"><text:tab/></text:span><text:span text:style-name="T21">Nick: </text:span><text:span text:style-name="T23">&lt;nombre&gt;</text:span><text:span text:style-name="T22">\n</text:span></text:p>
      <text:p text:style-name="P10"><text:span text:style-name="T22"><text:tab/>\n</text:span></text:p>
      <text:p text:style-name="P10"><text:span text:style-name="T22"><text:tab/></text:span></text:p>
      <text:p text:style-name="P10"><text:span text:style-name="T22"><text:tab/></text:span><text:span text:style-name="T24">Para el envío de este mensaje de cliente a servidor, hace uso del formato de mensaje de arriba, conteniendo un opcode (1 byte) </text:span><text:span text:style-name="T25">y el nick en cuestión (4 bytes), </text:span><text:span text:style-name="T26">como por ejemplo:</text:span></text:p>
      <text:p text:style-name="P10"><text:span text:style-name="T26"/></text:p>
      <text:p text:style-name="P10"><text:span text:style-name="T26"><text:tab/></text:span><text:span text:style-name="T27">&gt; nick </text:span><text:span text:style-name="T28">Qkessler</text:span></text:p>
      <text:p text:style-name="P10"><text:span text:style-name="T28"><text:tab/></text:span></text:p>
      <text:p text:style-name="P10"><text:span text:style-name="T28"><text:tab/></text:span><text:span text:style-name="T29">Operation: nick\n</text:span></text:p>
      <text:p text:style-name="P10"><text:span text:style-name="T29"><text:tab/></text:span><text:span text:style-name="T30">Nick: Qkessler\n</text:span></text:p>
      <text:p text:style-name="P10"><text:span text:style-name="T30"><text:tab/></text:span><text:span text:style-name="T31">\n</text:span></text:p>
      <text:p text:style-name="P10"><text:span text:style-name="T31"/></text:p>
      <text:p text:style-name="P10"><text:span text:style-name="T31"><text:tab/></text:span><text:span text:style-name="T32">Para la respuesta por parte del servidor, hace uso de un formato simple de Opcode </text:span><text:span text:style-name="T37">(1 byte)</text:span><text:span text:style-name="T32">, con la repuesta OK, o duplicated.</text:span></text:p>
      <text:p text:style-name="P10"><text:span text:style-name="T32"/></text:p>
      <text:p text:style-name="P10"><text:span text:style-name="T32"><text:tab/></text:span><text:span text:style-name="T33">Operation: </text:span><text:span text:style-name="T34">OK\n</text:span></text:p>
      <text:p text:style-name="P10"><text:span text:style-name="T34"><text:tab/></text:span><text:span text:style-name="T35">\n</text:span></text:p>
      <text:p text:style-name="P10"><text:span text:style-name="T35"><text:tab/></text:span></text:p>
      <text:p text:style-name="P10"><text:span text:style-name="T35"><text:tab/></text:span><text:span text:style-name="T36">Para este ejemplo, ha aceptado el nick Qkessler.</text:span></text:p>
      <text:p text:style-name="P10"><text:span text:style-name="T36"/></text:p>
      <text:p text:style-name="P10"><text:span text:style-name="T36">- </text:span><text:span text:style-name="T38">RoomList:</text:span></text:p>
      <text:p text:style-name="P10"><text:span text:style-name="T38"><text:tab/></text:span></text:p>
      <text:p text:style-name="P10"><text:span text:style-name="T38"><text:tab/></text:span><text:span text:style-name="T40">Para el envío por parte del cliente, el formato es un mensaje simple de opcode, pidiendo la lista de salas.</text:span></text:p>
      <text:p text:style-name="P10"><text:span text:style-name="T38"><text:tab/></text:span></text:p>
      <text:p text:style-name="P10"><text:span text:style-name="T38"><text:tab/></text:span><text:span text:style-name="T39">Operation: </text:span><text:span text:style-name="T41">roomList</text:span><text:span text:style-name="T42">\n</text:span></text:p>
      <text:p text:style-name="P10"><text:span text:style-name="T42"><text:tab/></text:span><text:span text:style-name="T43">\n</text:span></text:p>
      <text:p text:style-name="P10"><text:span text:style-name="T43"/></text:p>
      <text:p text:style-name="P10"><text:span text:style-name="T43"><text:tab/></text:span><text:span text:style-name="T47">&gt; roomList</text:span></text:p>
      <text:p text:style-name="P10"><text:span text:style-name="T43"/></text:p>
      <text:p text:style-name="P28"><text:span text:style-name="T43"><text:tab/></text:span></text:p>
      <text:p text:style-name="P28"><text:span text:style-name="T43"/></text:p>
      <text:p text:style-name="P30"><text:span text:style-name="T43">4</text:span></text:p>
      <text:p text:style-name="P28"><text:soft-page-break/><text:span text:style-name="T43"/></text:p>
      <text:p text:style-name="P28"><text:span text:style-name="T44">En cambio, el servidor devuelve un mensaje de formato diferente</text:span><text:span text:style-name="T78">(TLV)</text:span><text:span text:style-name="T44">, ya que debe contener el opcode de la operación de vuelta, </text:span><text:span text:style-name="T79">la longitud de los campos que va a almacenar (no sabemos la cantidad de nombres de Salas que tiene que almacenar, de forma que el campo longitud </text:span><text:span text:style-name="T80">nos indica cuan</text:span><text:span text:style-name="T81">t</text:span><text:span text:style-name="T80">o espacio guardar</text:span><text:span text:style-name="T79">) </text:span><text:span text:style-name="T44">y </text:span><text:span text:style-name="T76">la </text:span><text:span text:style-name="T44">información de la lista de las salas </text:span><text:span text:style-name="T75">que </text:span><text:span text:style-name="T76">está almacenada en un campo <text:s/>d</text:span><text:span text:style-name="T77">e “</text:span><text:span text:style-name="T82">longitud” bytes</text:span><text:span text:style-name="T44">.</text:span></text:p>
      <text:p text:style-name="P10"><text:span text:style-name="T44"/></text:p>
      <text:p text:style-name="P10"><text:span text:style-name="T44"><text:tab/></text:span><text:span text:style-name="T45">Operation: roomList \n</text:span></text:p>
      <text:p text:style-name="P12"><text:span text:style-name="T45"><text:tab/></text:span><text:span text:style-name="T46">RoomList: </text:span><text:span text:style-name="T48">&lt;roomList&gt; \n</text:span></text:p>
      <text:p text:style-name="P12"><text:span text:style-name="T48"><text:tab/></text:span><text:span text:style-name="T49">\n</text:span></text:p>
      <text:p text:style-name="P12"><text:span text:style-name="T49"/></text:p>
      <text:p text:style-name="P13"><text:span text:style-name="T49"><text:tab/></text:span><text:span text:style-name="T50">&gt; roomList</text:span></text:p>
      <text:p text:style-name="P13"><text:span text:style-name="T50"><text:tab/>&gt; </text:span><text:span text:style-name="T51">[ sala1 , sala2 , sala3]</text:span><text:span text:style-name="T46"> </text:span></text:p>
      <text:p text:style-name="P13"><text:span text:style-name="T46"/></text:p>
      <text:p text:style-name="P13"><text:span text:style-name="T46">- </text:span><text:span text:style-name="T52">Enter:</text:span></text:p>
      <text:p text:style-name="P13"><text:span text:style-name="T52"><text:tab/></text:span></text:p>
      <text:p text:style-name="P13"><text:span text:style-name="T52"><text:tab/></text:span><text:span text:style-name="T53">Para el envío por parte del cliente hacia el servidor, el cliente envía un opcode </text:span><text:span text:style-name="T83">(1 byte)</text:span><text:span text:style-name="T53">y el nombre de la sala a la que está solicitando entrar </text:span><text:span text:style-name="T84">( 4 bytes )</text:span><text:span text:style-name="T53">, por tanto, el formato será:</text:span></text:p>
      <text:p text:style-name="P13"><text:span text:style-name="T53"/></text:p>
      <text:p text:style-name="P13"><text:span text:style-name="T53"><text:tab/></text:span><text:span text:style-name="T54">Operation:</text:span><text:span text:style-name="T146"> </text:span><text:span text:style-name="T145">e</text:span><text:span text:style-name="T146">nter</text:span><text:span text:style-name="T54"> \n</text:span></text:p>
      <text:p text:style-name="P13"><text:span text:style-name="T54"><text:tab/></text:span><text:span text:style-name="T55">Room: </text:span><text:span text:style-name="T56">&lt;nameRoom&gt; \n</text:span></text:p>
      <text:p text:style-name="P13"><text:span text:style-name="T56"><text:tab/></text:span><text:span text:style-name="T57">\n</text:span></text:p>
      <text:p text:style-name="P13"><text:span text:style-name="T57"/></text:p>
      <text:p text:style-name="P13"><text:span text:style-name="T57"><text:tab/></text:span><text:span text:style-name="T58">El servidor, por su parte, envía al cliente, un mensaje opcode de confirmación de si ha conseguido entrar en <text:s/>la sala, o no </text:span><text:span text:style-name="T85">(1 byte)</text:span><text:span text:style-name="T58">.</text:span></text:p>
      <text:p text:style-name="P13"><text:span text:style-name="T58"/></text:p>
      <text:p text:style-name="P14"><text:span text:style-name="T58"><text:tab/></text:span><text:span text:style-name="T59">Operation: </text:span><text:span text:style-name="T60">OK \n<text:tab/><text:tab/><text:tab/></text:span><text:span text:style-name="T59">Operation: </text:span><text:span text:style-name="T63">ERROR</text:span><text:span text:style-name="T60"> \n</text:span></text:p>
      <text:p text:style-name="P14"><text:span text:style-name="T60"><text:tab/></text:span><text:span text:style-name="T61">\n<text:tab/><text:tab/><text:tab/><text:tab/><text:tab/></text:span><text:span text:style-name="T62">\n</text:span></text:p>
      <text:p text:style-name="P13"><text:span text:style-name="T60"><text:tab/></text:span></text:p>
      <text:p text:style-name="P13"><text:span text:style-name="T60"/></text:p>
      <text:p text:style-name="P13"><text:span text:style-name="T60"><text:tab/></text:span><text:span text:style-name="T64">&gt; enter </text:span><text:span text:style-name="T65">sala1</text:span></text:p>
      <text:p text:style-name="P13"><text:span text:style-name="T65"><text:tab/></text:span><text:span text:style-name="T66">&gt; </text:span><text:span text:style-name="T67">Ha conseguido entrar en la sala. // Si el opcode recibido es OK.</text:span></text:p>
      <text:p text:style-name="P13"><text:span text:style-name="T67"/></text:p>
      <text:p text:style-name="P13"><text:span text:style-name="T67">- </text:span><text:span text:style-name="T68">Info:</text:span></text:p>
      <text:p text:style-name="P13"><text:span text:style-name="T68"><text:tab/></text:span></text:p>
      <text:p text:style-name="P13"><text:span text:style-name="T68"><text:tab/></text:span><text:span text:style-name="T69">Para el envío por parte del cliente utiliza el formato simple de un mensaje de Opcode, de tamaño 1 byte. </text:span><text:span text:style-name="T70">En cambio, el servidor envía la información de la sala en la que está el cliente, de forma que cuenta con más campos de información.</text:span></text:p>
      <text:p text:style-name="P13"><text:span text:style-name="T70"/></text:p>
      <text:p text:style-name="P13"><text:span text:style-name="T70"><text:tab/></text:span><text:span text:style-name="T71">Operation: info \n</text:span></text:p>
      <text:p text:style-name="P13"><text:span text:style-name="T71"><text:tab/></text:span><text:span text:style-name="T72">\n </text:span></text:p>
      <text:p text:style-name="P13"><text:span text:style-name="T72"/></text:p>
      <text:p text:style-name="P13"><text:span text:style-name="T72"><text:tab/></text:span><text:span text:style-name="T73">Operation: </text:span><text:span text:style-name="T74">info \n</text:span></text:p>
      <text:p text:style-name="P13"><text:span text:style-name="T74"><text:tab/></text:span><text:span text:style-name="T86">RoomName : </text:span><text:span text:style-name="T87">&lt;roomname&gt; \n</text:span></text:p>
      <text:p text:style-name="P13"><text:span text:style-name="T87"><text:tab/></text:span><text:span text:style-name="T88">Members: &lt;listademembers&gt; \n</text:span></text:p>
      <text:p text:style-name="P13"><text:span text:style-name="T88"><text:tab/></text:span><text:span text:style-name="T89">LastMessage: &lt;time&gt; \n</text:span></text:p>
      <text:p text:style-name="P13"><text:span text:style-name="T89"/></text:p>
      <text:p text:style-name="P13"><text:span text:style-name="T89"/></text:p>
      <text:p text:style-name="P13"><text:span text:style-name="T89"/></text:p>
      <text:p text:style-name="P13"><text:span text:style-name="T89"/></text:p>
      <text:p text:style-name="P13"><text:span text:style-name="T89"/></text:p>
      <text:p text:style-name="P32"><text:span text:style-name="T89">5</text:span></text:p>
      <text:p text:style-name="P29"><text:soft-page-break/><text:span text:style-name="T89">C</text:span><text:span text:style-name="T9">ontiene RoomName, que será un campo de 4 bytes, una lista de Members, que por ser un campo de longitud variable, vamos a tener que incluir un campo más de longitud de 1 byte. Por último, Last Message que contendrá </text:span><text:span text:style-name="T92">4</text:span><text:span text:style-name="T90"> bytes, por ser de tipo long.</text:span></text:p>
      <text:p text:style-name="P29"><text:span text:style-name="T90"/></text:p>
      <text:p text:style-name="P31"><text:span text:style-name="T90"/></text:p>
      <text:p text:style-name="P29"><text:span text:style-name="T90"><text:tab/></text:span><text:span text:style-name="T91">&gt; info<text:tab/><text:tab/><text:tab/><text:tab/></text:span></text:p>
      <text:p text:style-name="P29"><text:span text:style-name="T91"><text:tab/></text:span><text:span text:style-name="T92">&gt; </text:span><text:span text:style-name="T93"><text:tab/></text:span><text:span text:style-name="T94">sala1</text:span></text:p>
      <text:p text:style-name="P29"><text:span text:style-name="T94"><text:tab/><text:tab/></text:span><text:span text:style-name="T95">pepito, juanje, quique, mickael</text:span></text:p>
      <text:p text:style-name="P29"><text:span text:style-name="T95"><text:tab/><text:tab/></text:span><text:span text:style-name="T96">3</text:span></text:p>
      <text:p text:style-name="P13"><text:span text:style-name="T74"><text:tab/></text:span></text:p>
      <text:p text:style-name="P13"><text:span text:style-name="T74"/></text:p>
      <text:p text:style-name="P13"><text:span text:style-name="T74"/></text:p>
      <text:p text:style-name="P15"><text:span text:style-name="T74">- </text:span><text:span text:style-name="T97">Send:</text:span></text:p>
      <text:p text:style-name="P15"><text:span text:style-name="T97"/></text:p>
      <text:p text:style-name="P16"><text:span text:style-name="T97"><text:tab/></text:span><text:span text:style-name="T98">Envía un mensaje al chat de una sala en concreto, por parte del cliente. </text:span><text:span text:style-name="T99">Utilizará un formato que contiene un opcode (1 byte), </text:span><text:span text:style-name="T100">el tamaño de longitud del mensaje (1 byte) y por último un campo de mensaje que será de tamaño </text:span><text:span text:style-name="T117">indicado por el campo longitud</text:span><text:span text:style-name="T100">.</text:span></text:p>
      <text:p text:style-name="P16"><text:span text:style-name="T100"/></text:p>
      <text:p text:style-name="P16"><text:span text:style-name="T100"><text:tab/></text:span><text:span text:style-name="T101">Opcode: send \n</text:span></text:p>
      <text:p text:style-name="P17"><text:span text:style-name="T101"><text:tab/></text:span><text:span text:style-name="T102">Mensaje : &lt;mensaje&gt; \n</text:span></text:p>
      <text:p text:style-name="P18"><text:span text:style-name="T102"><text:tab/></text:span><text:span text:style-name="T103">\n</text:span></text:p>
      <text:p text:style-name="P18"><text:span text:style-name="T103"/></text:p>
      <text:p text:style-name="P18"><text:span text:style-name="T103"/></text:p>
      <text:p text:style-name="P19"><text:span text:style-name="T103"><text:tab/></text:span><text:span text:style-name="T104">&gt; send “hola que tal”</text:span></text:p>
      <text:p text:style-name="P19"><text:span text:style-name="T104"><text:tab/></text:span><text:span text:style-name="T74"><text:tab/></text:span></text:p>
      <text:p text:style-name="P20"><text:span text:style-name="T70">- </text:span><text:span text:style-name="T105">Exit:</text:span></text:p>
      <text:p text:style-name="P21"><text:span text:style-name="T105"><text:tab/></text:span><text:span text:style-name="T106">Comando ejecutado por el cliente, que hace que salga de la sala </text:span><text:span text:style-name="T107">en la que se encuentra</text:span><text:span text:style-name="T106">. </text:span><text:span text:style-name="T107">Utiliza un opcode (</text:span><text:span text:style-name="T108">1 </text:span><text:span text:style-name="T107">byte).</text:span></text:p>
      <text:p text:style-name="P21"><text:span text:style-name="T107"/></text:p>
      <text:p text:style-name="P22"><text:span text:style-name="T107"><text:tab/></text:span><text:span text:style-name="T108">Opcode: exit \n</text:span></text:p>
      <text:p text:style-name="P23"><text:span text:style-name="T108"><text:tab/></text:span><text:span text:style-name="T109">\n</text:span></text:p>
      <text:p text:style-name="P23"><text:span text:style-name="T109"><text:tab/></text:span></text:p>
      <text:p text:style-name="P24"><text:span text:style-name="T109"><text:tab/></text:span><text:span text:style-name="T110">&gt; exit</text:span></text:p>
      <text:p text:style-name="P24"><text:span text:style-name="T110"/></text:p>
      <text:p text:style-name="P25"><text:span text:style-name="T110">- </text:span><text:span text:style-name="T111">Rename:</text:span></text:p>
      <text:p text:style-name="P26"><text:span text:style-name="T111"><text:tab/></text:span><text:span text:style-name="T112">Comando que cambia el nombre de una sala en la que se encuentra el usuario. </text:span><text:span text:style-name="T113">Se trata de un formato de varios campos: opcode (1 byte), </text:span><text:span text:style-name="T114">un campo longitud (1 byte), y por último un campo con el nuevo nombre de la sala (tamaño </text:span><text:span text:style-name="T116">indicado por el campo longitud</text:span><text:span text:style-name="T114">).</text:span></text:p>
      <text:p text:style-name="P26"><text:span text:style-name="T114"/></text:p>
      <text:p text:style-name="P27"><text:span text:style-name="T114"><text:tab/></text:span><text:span text:style-name="T115">Opcode: rename \n</text:span></text:p>
      <text:p text:style-name="P27"><text:span text:style-name="T115"><text:tab/></text:span><text:span text:style-name="T118">NombreNuevo : &lt;nuevoNombre&gt; \n</text:span></text:p>
      <text:p text:style-name="P27"><text:span text:style-name="T118"><text:tab/>\n</text:span></text:p>
      <text:p text:style-name="P27"><text:span text:style-name="T118"/></text:p>
      <text:p text:style-name="P27"><text:span text:style-name="T118"><text:tab/></text:span><text:span text:style-name="T119">&gt; rename </text:span><text:span text:style-name="T120">“</text:span><text:span text:style-name="T119">salanueva”</text:span></text:p>
      <text:p text:style-name="P27"><text:span text:style-name="T119"/></text:p>
      <text:p text:style-name="P27"><text:span text:style-name="T119">- </text:span><text:span text:style-name="T121">Historia</text:span><text:span text:style-name="T122">l:</text:span></text:p>
      <text:p text:style-name="P27"><text:span text:style-name="T122"><text:tab/>Comando que imprime los mensajes enviados anteriormente en una sala. </text:span><text:span text:style-name="T123">Para el mensaje de cliente a servidor, s</text:span><text:span text:style-name="T122">e trata de un formato con </text:span><text:span text:style-name="T123">el</text:span><text:span text:style-name="T122"> campo opcode (1 byte).</text:span></text:p>
      <text:p text:style-name="P27"><text:span text:style-name="T122"><text:tab/></text:span></text:p>
      <text:p text:style-name="P27"><text:span text:style-name="T122"><text:tab/></text:span><text:span text:style-name="T124">Opcode: historial \n</text:span></text:p>
      <text:p text:style-name="P27"><text:span text:style-name="T124"><text:tab/></text:span><text:span text:style-name="T125">\n</text:span></text:p>
      <text:p text:style-name="P33"><text:span text:style-name="T125">6</text:span></text:p>
      <text:p text:style-name="P27"><text:soft-page-break/><text:span text:style-name="T125"/></text:p>
      <text:p text:style-name="P27"><text:span text:style-name="T125"><text:tab/></text:span><text:span text:style-name="T126">El servidor, al recibir este, envía un mensaje de vuelta, que contiene un opcode (1 byte), un campo de longitud (1 byte) y por último campos de tamaño indicada por el cambio longitud.</text:span></text:p>
      <text:p text:style-name="P27"><text:span text:style-name="T126"/></text:p>
      <text:p text:style-name="P27"><text:span text:style-name="T126"><text:tab/></text:span><text:span text:style-name="T127">Opcode: historial \n</text:span></text:p>
      <text:p text:style-name="P27"><text:span text:style-name="T127"><text:tab/></text:span><text:span text:style-name="T128">ListaMensajes : &lt;listaMensajes&gt; \n</text:span></text:p>
      <text:p text:style-name="P27"><text:span text:style-name="T128"><text:tab/></text:span><text:span text:style-name="T129">\n</text:span></text:p>
      <text:p text:style-name="P27"><text:span text:style-name="T129"/></text:p>
      <text:p text:style-name="P27"><text:span text:style-name="T129"><text:tab/></text:span><text:span text:style-name="T130">&gt; historial</text:span></text:p>
      <text:p text:style-name="P27"><text:span text:style-name="T130"><text:tab/>&gt; “hola que tal estás pepito ” - José.</text:span></text:p>
      <text:p text:style-name="P27"><text:span text:style-name="T130"><text:tab/> <text:s text:c="3"/>“</text:span><text:span text:style-name="T131">hola josé, estoy bien” - Pepito.</text:span></text:p>
      <text:p text:style-name="P27"><text:span text:style-name="T131"><text:tab/>“Me alegro por ti, pepito” - </text:span><text:span text:style-name="T132">José.</text:span></text:p>
      <text:p text:style-name="P27"><text:span text:style-name="T132"/></text:p>
      <text:p text:style-name="P27"><text:span text:style-name="T132">- </text:span><text:span text:style-name="T133">Consulta:</text:span></text:p>
      <text:p text:style-name="P27"><text:span text:style-name="T133"><text:tab/></text:span><text:span text:style-name="T134">Función</text:span><text:span text:style-name="T133"> del cliente para </text:span><text:span text:style-name="T137">obtener el servidor asociado</text:span><text:span text:style-name="T133">, contiene un campo opcode (1 byte</text:span><text:span text:style-name="T139">) y un campo de protocolo de 4 bytes</text:span><text:span text:style-name="T133">. </text:span><text:span text:style-name="T135">Es utilizada no en el shell, sino por el propio programa. </text:span><text:span text:style-name="T137">Devuelve, o consulta vacía (opcode de 1 byte) </text:span><text:span text:style-name="T138">o un opcode de respuesta de la consulta (</text:span><text:span text:style-name="T140">1 byte</text:span><text:span text:style-name="T138">).</text:span></text:p>
      <text:p text:style-name="P27"><text:span text:style-name="T135"/></text:p>
      <text:p text:style-name="P27"><text:span text:style-name="T135">- </text:span><text:span text:style-name="T136">Registro:</text:span></text:p>
      <text:p text:style-name="P27"><text:span text:style-name="T136"><text:tab/></text:span><text:span text:style-name="T141">Solicitud </text:span><text:span text:style-name="T142">para</text:span><text:span text:style-name="T141"> registrar un servidor de chat, asociado a un determinado protocolo. </text:span><text:span text:style-name="T143">Contiene un opcode registro (1 byte), el protocolo (4 bytes) y <text:s/>el puerto (4 bytes). </text:span><text:span text:style-name="T144">Devuelve registro_OK (opcode 1 byte) o registro_NO_OK (opcode 1 byte).</text:span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34"><text:span text:style-name="T144">7</text:span></text:p>
      <text:p text:style-name="P27"><text:soft-page-break/><text:span text:style-name="T144"/></text:p>
      <text:p text:style-name="P27"><text:span text:style-name="T144"/></text:p>
      <text:p text:style-name="P35">AUTÓMATAS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9"><text:span text:style-name="T144"/></text:p>
      <text:p text:style-name="P27"><text:span text:style-name="T144"/></text:p>
      <text:p text:style-name="P27"><text:span text:style-name="T144"/></text:p>
      <text:p text:style-name="P27"><text:span text:style-name="T144"/></text:p>
      <text:p text:style-name="P27"><text:span text:style-name="T136"><text:tab/></text:span></text:p>
      <text:p text:style-name="P27"><text:span text:style-name="T119"/></text:p>
      <text:p text:style-name="P27"><text:span text:style-name="T115"><text:tab/></text:span><text:span text:style-name="T70"><text:tab/></text:span></text:p>
      <text:p text:style-name="P13"><text:span text:style-name="T60"><text:tab/></text:span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38:54.056060587</meta:creation-date>
    <dc:date>2019-04-21T18:19:03.289582117</dc:date>
    <meta:editing-duration>PT1H37M34S</meta:editing-duration>
    <meta:editing-cycles>309</meta:editing-cycles>
    <meta:generator>LibreOffice/6.0.7.3$Linux_X86_64 LibreOffice_project/00m0$Build-3</meta:generator>
    <meta:document-statistic meta:table-count="0" meta:image-count="0" meta:object-count="0" meta:page-count="8" meta:paragraph-count="124" meta:word-count="916" meta:character-count="5294" meta:non-whitespace-character-count="4369"/>
  </office:meta>
</office:document-meta>
</file>